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  <style:text-properties fo:font-size="6pt"/>
    </style:style>
    <style:style style:name="P2" style:family="paragraph">
      <style:paragraph-properties fo:text-align="center"/>
      <style:text-properties fo:font-size="6pt" style:font-size-asian="10pt" style:font-size-complex="10pt"/>
    </style:style>
    <style:style style:name="P3" style:family="paragraph">
      <style:text-properties fo:font-size="10pt" style:font-size-asian="18pt" style:font-size-complex="18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0.9cm" svg:height="0.9cm" svg:x="6.2cm" svg:y="2.2cm">
          <text:p text:style-name="P1"><text:span text:style-name="T1">V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7.6cm" svg:y="2.2cm">
          <text:p text:style-name="P1"><text:span text:style-name="T1">V1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9cm" svg:y="2.2cm">
          <text:p text:style-name="P1"><text:span text:style-name="T1">V1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6.2cm" svg:y="3.4cm">
          <text:p text:style-name="P1"><text:span text:style-name="T1">V2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7.6cm" svg:y="3.4cm">
          <text:p text:style-name="P1"><text:span text:style-name="T1">V2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9cm" svg:y="3.4cm">
          <text:p text:style-name="P1"><text:span text:style-name="T1">V2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6.2cm" svg:y="4.6cm">
          <text:p text:style-name="P1"><text:span text:style-name="T1">V3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7.6cm" svg:y="4.6cm">
          <text:p text:style-name="P1"><text:span text:style-name="T1">V3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9cm" svg:y="4.6cm">
          <text:p text:style-name="P1"><text:span text:style-name="T1">V3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7cm" svg:height="1.05cm" svg:x="7.6cm" svg:y="5.55cm">
          <draw:text-box>
            <text:p text:style-name="P3">...</text:p>
          </draw:text-box>
        </draw:frame>
        <draw:frame draw:style-name="gr2" draw:text-style-name="P3" draw:layer="layout" svg:width="2.7cm" svg:height="1.05cm" svg:x="10.2cm" svg:y="3.3cm">
          <draw:text-box>
            <text:p text:style-name="P3">...</text:p>
          </draw:text-box>
        </draw:frame>
        <draw:custom-shape draw:style-name="gr1" draw:text-style-name="P2" draw:layer="layout" svg:width="0.9cm" svg:height="0.9cm" svg:x="11.4cm" svg:y="2.2cm">
          <text:p text:style-name="P1"><text:span text:style-name="T1">V1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4cm" svg:y="3.4cm">
          <text:p text:style-name="P1"><text:span text:style-name="T1">V2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4cm" svg:y="4.6cm">
          <text:p text:style-name="P1"><text:span text:style-name="T1">V3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6.2cm" svg:y="6.8cm">
          <text:p text:style-name="P1"><text:span text:style-name="T1">Vk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7.6cm" svg:y="6.8cm">
          <text:p text:style-name="P1"><text:span text:style-name="T1">Vk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9cm" svg:y="6.8cm">
          <text:p text:style-name="P1"><text:span text:style-name="T1">Vk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3cm" svg:y="6.8cm">
          <text:p text:style-name="P1"><text:span text:style-name="T1">Vk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7cm" svg:height="1.05cm" svg:x="10.2cm" svg:y="4.5cm">
          <draw:text-box>
            <text:p text:style-name="P3">...</text:p>
          </draw:text-box>
        </draw:frame>
        <draw:frame draw:style-name="gr2" draw:text-style-name="P3" draw:layer="layout" svg:width="2.7cm" svg:height="1.05cm" svg:x="10.2cm" svg:y="2.15cm">
          <draw:text-box>
            <text:p text:style-name="P3">...</text:p>
          </draw:text-box>
        </draw:frame>
        <draw:frame draw:style-name="gr2" draw:text-style-name="P3" draw:layer="layout" svg:width="2.7cm" svg:height="1.05cm" svg:x="6.2cm" svg:y="5.55cm">
          <draw:text-box>
            <text:p text:style-name="P3">...</text:p>
          </draw:text-box>
        </draw:frame>
        <draw:frame draw:style-name="gr2" draw:text-style-name="P3" draw:layer="layout" svg:width="2.7cm" svg:height="1.05cm" svg:x="8.9cm" svg:y="5.55cm">
          <draw:text-box>
            <text:p text:style-name="P3">...</text:p>
          </draw:text-box>
        </draw:frame>
        <draw:frame draw:style-name="gr2" draw:text-style-name="P3" draw:layer="layout" svg:width="2.7cm" svg:height="1.05cm" svg:x="10.1cm" svg:y="6.6cm">
          <draw:text-box>
            <text:p text:style-name="P3">...</text:p>
          </draw:text-box>
        </draw:frame>
        <draw:frame draw:style-name="gr2" draw:text-style-name="P3" draw:layer="layout" svg:width="2.7cm" svg:height="1.05cm" svg:x="11.3cm" svg:y="5.55cm">
          <draw:text-box>
            <text:p text:style-name="P3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20:18:46</dc:date>
    <dc:creator>Ignacio Niesz</dc:creator>
    <meta:editing-duration>PT25M25S</meta:editing-duration>
    <meta:editing-cycles>16</meta:editing-cycles>
    <meta:generator>LibreOffice/3.5$Linux_X86_64 LibreOffice_project/350m1$Build-2</meta:generator>
    <meta:document-statistic meta:object-count="24"/>
  </office:meta>
</office:document-meta>
</file>